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 style:protect="siz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31cm" svg:height="0.568cm" svg:x="2.27cm" svg:y="2.3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7.558cm" svg:height="0.529cm" svg:x="2.361cm" svg:y="3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.386cm" svg:height="0.748cm" svg:x="2.27cm" svg:y="5.3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3.412cm" svg:height="1.134cm" svg:x="2.668cm" svg:y="7.4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6.7cm" svg:height="1.422cm" svg:x="2.905cm" svg:y="9.8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3.34cm" svg:height="5.372cm" svg:x="2.905cm" svg:y="12.1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6.311cm" svg:height="1.589cm" svg:x="2.905cm" svg:y="2.90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9.324cm" svg:height="1.571cm" svg:x="1.848cm" svg:y="4.8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2.307cm" svg:height="1.571cm" svg:x="2.27cm" svg:y="7.68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15.35cm" svg:height="1.571cm" svg:x="2.27cm" svg:y="10.5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8.292cm" svg:height="1.571cm" svg:x="2.27cm" svg:y="13.39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31T13:33:27</meta:creation-date>
    <dc:date>2017-03-13T09:28:28.418011000</dc:date>
    <meta:editing-duration>PT1H58M21S</meta:editing-duration>
    <meta:editing-cycles>7</meta:editing-cycles>
    <meta:generator>LibreOffice/5.3.0.3$MacOSX_X86_64 LibreOffice_project/7074905676c47b82bbcfbea1aeefc84afe1c50e1</meta:generator>
    <meta:document-statistic meta:object-count="11"/>
  </office:meta>
</office:document-meta>
</file>

<file path=Object 1/content.xml><?xml version="1.0" encoding="utf-8"?>
<math xmlns="http://www.w3.org/1998/Math/MathML">
  <semantics>
    <mrow>
      <msub>
        <mi>r</mi>
        <mi>n</mi>
      </msub>
      <mi mathvariant="normal">=</mi>
      <mrow>
        <mrow>
          <mrow>
            <msub>
              <mi>p</mi>
              <msub>
                <mi>i</mi>
                <mn>1</mn>
              </msub>
            </msub>
            <mo stretchy="false">+</mo>
            <msub>
              <mi>p</mi>
              <msub>
                <mi>i</mi>
                <mn>2</mn>
              </msub>
            </msub>
          </mrow>
          <mo stretchy="false">+</mo>
          <mn>...</mn>
        </mrow>
        <mo stretchy="false">+</mo>
        <msub>
          <mi>p</mi>
          <msub>
            <mi>i</mi>
            <mi>k</mi>
          </msub>
        </msub>
      </mrow>
    </mrow>
    <annotation encoding="StarMath 5.0">r_{n} = p_{i_{1}} + p_{i_{2}} + ... + p_{i_{k}}</annotation>
  </semantics>
</math>
</file>

<file path=Object 10/content.xml><?xml version="1.0" encoding="utf-8"?>
<math xmlns="http://www.w3.org/1998/Math/MathML" display="block">
  <semantics>
    <mtable>
      <mtr>
        <mtd>
          <mrow>
            <mtext/>
            <msub>
              <mi>r</mi>
              <mn>4</mn>
            </msub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row>
                        <mn>4</mn>
                        <mo stretchy="false">−</mo>
                        <mn>1</mn>
                      </mrow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row>
                        <mn>4</mn>
                        <mo stretchy="false">−</mo>
                        <mn>2</mn>
                      </mrow>
                    </msub>
                  </mrow>
                  <mi>,</mi>
                  <mrow>
                    <msub>
                      <mi>p</mi>
                      <mn>3</mn>
                    </msub>
                    <mo stretchy="false">+</mo>
                    <msub>
                      <mi>r</mi>
                      <mrow>
                        <mn>4</mn>
                        <mo stretchy="false">−</mo>
                        <mn>3</mn>
                      </mrow>
                    </msub>
                  </mrow>
                  <mi>,</mi>
                  <mrow>
                    <msub>
                      <mi>p</mi>
                      <mn>4</mn>
                    </msub>
                    <mo stretchy="false">+</mo>
                    <msub>
                      <mi>r</mi>
                      <mrow>
                        <mn>4</mn>
                        <mo stretchy="false">−</mo>
                        <mn>4</mn>
                      </mrow>
                    </msub>
                  </mrow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n>3</mn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n>2</mn>
                    </msub>
                  </mrow>
                  <mi>,</mi>
                  <mrow>
                    <msub>
                      <mi>p</mi>
                      <mn>3</mn>
                    </msub>
                    <mo stretchy="false">+</mo>
                    <msub>
                      <mi>r</mi>
                      <mn>1</mn>
                    </msub>
                  </mrow>
                  <mi>,</mi>
                  <mrow>
                    <msub>
                      <mi>p</mi>
                      <mn>4</mn>
                    </msub>
                    <mo stretchy="false">+</mo>
                    <msub>
                      <mi>r</mi>
                      <mn>0</mn>
                    </msub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phantom>
              <msub>
                <mi>r</mi>
                <mn>4</mn>
              </msub>
            </mphantom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n>3</mn>
                  <mo stretchy="false">+</mo>
                  <mn>10,5</mn>
                  <mo stretchy="false">+</mo>
                  <mn>6,10</mn>
                  <mo stretchy="false">+</mo>
                  <mn>3,12</mn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13</mn>
            <mspace width="6em"/>
            <msub>
              <mi>s</mi>
              <mn>4</mn>
            </msub>
            <mrow>
              <mspace width="0.5em"/>
              <mo stretchy="false">=</mo>
              <mspace width="0.5em"/>
            </mrow>
            <mn>1</mn>
          </mrow>
        </mtd>
      </mtr>
    </mtable>
    <annotation encoding="StarMath 5.0">""r_{4} ` = ` func max(p_{1} + r_{4-1},p_{2} + r_{4-2},p_{3} + r_{4-3},p_{4} + r_{4-4}) ` = ` func max(p_{1} + r_{3},p_{2}+r_{2},p_{3} + r_{1},p_{4} + r_{0}) newline newline
""phantom{r_{4}} ` = ` func max(3 + 10,5 + 6,10 + 3,12) ` = ` 13 ~~~ s_{4} ` = ` 1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sub>
              <mi>r</mi>
              <mn>5</mn>
            </msub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row>
                        <mn>5</mn>
                        <mo stretchy="false">−</mo>
                        <mn>1</mn>
                      </mrow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row>
                        <mn>5</mn>
                        <mo stretchy="false">−</mo>
                        <mn>2</mn>
                      </mrow>
                    </msub>
                  </mrow>
                  <mi>,</mi>
                  <mrow>
                    <msub>
                      <mi>p</mi>
                      <mn>3</mn>
                    </msub>
                    <mo stretchy="false">+</mo>
                    <msub>
                      <mi>r</mi>
                      <mrow>
                        <mn>5</mn>
                        <mo stretchy="false">−</mo>
                        <mn>3</mn>
                      </mrow>
                    </msub>
                  </mrow>
                  <mi>,</mi>
                  <mrow>
                    <msub>
                      <mi>p</mi>
                      <mn>4</mn>
                    </msub>
                    <mo stretchy="false">+</mo>
                    <msub>
                      <mi>r</mi>
                      <mrow>
                        <mn>5</mn>
                        <mo stretchy="false">−</mo>
                        <mn>4</mn>
                      </mrow>
                    </msub>
                  </mrow>
                  <mi>,</mi>
                  <mrow>
                    <msub>
                      <mi>p</mi>
                      <mn>5</mn>
                    </msub>
                    <mo stretchy="false">+</mo>
                    <msub>
                      <mi>r</mi>
                      <mrow>
                        <mn>5</mn>
                        <mo stretchy="false">−</mo>
                        <mn>0</mn>
                      </mrow>
                    </msub>
                  </mrow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n>4</mn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n>3</mn>
                    </msub>
                  </mrow>
                  <mi>,</mi>
                  <mrow>
                    <msub>
                      <mi>p</mi>
                      <mn>3</mn>
                    </msub>
                    <mo stretchy="false">+</mo>
                    <msub>
                      <mi>r</mi>
                      <mn>2</mn>
                    </msub>
                  </mrow>
                  <mi>,</mi>
                  <mrow>
                    <msub>
                      <mi>p</mi>
                      <mn>4</mn>
                    </msub>
                    <mo stretchy="false">+</mo>
                    <msub>
                      <mi>r</mi>
                      <mn>1</mn>
                    </msub>
                  </mrow>
                  <mi>,</mi>
                  <mrow>
                    <msub>
                      <mi>p</mi>
                      <mn>5</mn>
                    </msub>
                    <mo stretchy="false">+</mo>
                    <msub>
                      <mi>r</mi>
                      <mn>0</mn>
                    </msub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phantom>
              <msub>
                <mi>r</mi>
                <mn>4</mn>
              </msub>
            </mphantom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n>3</mn>
                  <mo stretchy="false">+</mo>
                  <mn>13,5</mn>
                  <mo stretchy="false">+</mo>
                  <mn>10,10</mn>
                  <mo stretchy="false">+</mo>
                  <mn>6,12</mn>
                  <mo stretchy="false">+</mo>
                  <mn>3,14</mn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16</mn>
            <mspace width="6em"/>
            <msub>
              <mi>s</mi>
              <mn>5</mn>
            </msub>
            <mrow>
              <mspace width="0.5em"/>
              <mo stretchy="false">=</mo>
              <mspace width="0.5em"/>
            </mrow>
            <mn>1</mn>
          </mrow>
        </mtd>
      </mtr>
    </mtable>
    <annotation encoding="StarMath 5.0">""r_{5} ` = ` func max(p_{1} + r_{5-1},p_{2} + r_{5-2},p_{3} + r_{5-3},p_{4} + r_{5-4},p_{5} + r_{5-0}) ` = ` func max(p_{1} + r_{4},p_{2}+r_{3},p_{3} + r_{2},p_{4} + r_{1},p_{5} + r_{0}) newline newline
""phantom{r_{4}} ` = ` func max(3 + 13,5 + 10,10 + 6,12 + 3,14) ` = ` 16 ~~~ s_{5} ` = ` 1</annotation>
  </semantics>
</math>
</file>

<file path=Object 2/content.xml><?xml version="1.0" encoding="utf-8"?>
<math xmlns="http://www.w3.org/1998/Math/MathML">
  <semantics>
    <mrow>
      <mrow>
        <msub>
          <mi>r</mi>
          <mi>n</mi>
        </msub>
        <mi mathvariant="normal">=</mi>
        <mi>max</mi>
      </mrow>
      <mrow>
        <mo stretchy="false">(</mo>
        <mrow>
          <msub>
            <mi>p</mi>
            <mi>n</mi>
          </msub>
          <mi>,</mi>
          <mrow>
            <msub>
              <mi>r</mi>
              <mn>1</mn>
            </msub>
            <mo stretchy="false">+</mo>
            <msub>
              <mi>r</mi>
              <mrow>
                <mi>n</mi>
                <mi mathvariant="normal">−</mi>
                <mn>1</mn>
              </mrow>
            </msub>
          </mrow>
          <mi>,</mi>
          <mrow>
            <msub>
              <mi>r</mi>
              <mn>2</mn>
            </msub>
            <mo stretchy="false">+</mo>
            <msub>
              <mi>r</mi>
              <mrow>
                <mi>n</mi>
                <mi mathvariant="normal">−</mi>
                <mn>2</mn>
              </mrow>
            </msub>
          </mrow>
          <mi>,</mi>
          <mn>...</mn>
          <mrow>
            <msub>
              <mi>r</mi>
              <mrow>
                <mi>n</mi>
                <mi mathvariant="normal">−</mi>
                <mn>1</mn>
              </mrow>
            </msub>
            <mo stretchy="false">+</mo>
            <msub>
              <mi>r</mi>
              <mn>1</mn>
            </msub>
          </mrow>
        </mrow>
        <mo stretchy="false">)</mo>
      </mrow>
    </mrow>
    <annotation encoding="StarMath 5.0">r_{n} = func max(p_{n}, r_{1} + r_{n-1}, r_{2} + r_{n-2}, ... r_{n-1} + r_{1})</annotation>
  </semantics>
</math>
</file>

<file path=Object 3/content.xml><?xml version="1.0" encoding="utf-8"?>
<math xmlns="http://www.w3.org/1998/Math/MathML">
  <semantics>
    <mrow>
      <mrow>
        <msub>
          <mi>r</mi>
          <mi>n</mi>
        </msub>
        <mi mathvariant="normal">=</mi>
        <munder>
          <mi>max</mi>
          <mrow>
            <mrow>
              <mn>1</mn>
              <mo stretchy="false">≤</mo>
              <mi>i</mi>
            </mrow>
            <mo stretchy="false">≤</mo>
            <mi>n</mi>
          </mrow>
        </munder>
      </mrow>
      <mrow>
        <mo stretchy="false">(</mo>
        <mrow>
          <msub>
            <mi>p</mi>
            <mi>i</mi>
          </msub>
          <mo stretchy="false">+</mo>
          <msub>
            <mi>r</mi>
            <mrow>
              <mi>n</mi>
              <mi mathvariant="normal">−</mi>
              <mi>i</mi>
            </mrow>
          </msub>
        </mrow>
        <mo stretchy="false">)</mo>
      </mrow>
    </mrow>
    <annotation encoding="StarMath 5.0">r_{n} = func max csub{1 leslant i leslant n} (p_{i} + r_{n-i})</annotation>
  </semantics>
</math>
</file>

<file path=Object 4/content.xml><?xml version="1.0" encoding="utf-8"?>
<math xmlns="http://www.w3.org/1998/Math/MathML">
  <semantics>
    <mrow>
      <mi>T</mi>
      <mrow>
        <mrow>
          <mo stretchy="false">(</mo>
          <mi>n</mi>
          <mo stretchy="false">)</mo>
        </mrow>
        <mi mathvariant="normal">=</mi>
        <mrow>
          <mn>1</mn>
          <mo stretchy="false">+</mo>
          <mrow>
            <munderover>
              <mi mathvariant="normal">∑</mi>
              <mrow>
                <mi>j</mi>
                <mi mathvariant="normal">=</mi>
                <mn>0</mn>
              </mrow>
              <mrow>
                <mi>n</mi>
                <mi mathvariant="normal">−</mi>
                <mn>1</mn>
              </mrow>
            </munderover>
            <mi>T</mi>
          </mrow>
        </mrow>
      </mrow>
      <mrow>
        <mo stretchy="false">(</mo>
        <mi>j</mi>
        <mo stretchy="false">)</mo>
      </mrow>
    </mrow>
    <annotation encoding="StarMath 5.0">T(n) = 1 + sum from {j=0} to {n-1} T(j)</annotation>
  </semantics>
</math>
</file>

<file path=Object 5/content.xml><?xml version="1.0" encoding="utf-8"?>
<math xmlns="http://www.w3.org/1998/Math/MathML">
  <semantics>
    <mrow>
      <mi>r</mi>
      <mrow>
        <mrow>
          <mo stretchy="false">(</mo>
          <mi>j</mi>
          <mo stretchy="false">)</mo>
        </mrow>
        <mi mathvariant="normal">=</mi>
        <mrow>
          <mi stretchy="true" mathvariant="normal">{</mi>
          <mtable>
            <mtr>
              <mtd>
                <mn>0</mn>
              </mtd>
              <mtd>
                <mrow>
                  <mtext>for </mtext>
                  <mrow>
                    <mi>j</mi>
                    <mi mathvariant="normal">=</mi>
                    <mn>0</mn>
                  </mrow>
                </mrow>
              </mtd>
            </mtr>
            <mtr>
              <mtd>
                <mrow>
                  <munder>
                    <mi>max</mi>
                    <mrow>
                      <mrow>
                        <mn>1</mn>
                        <mo stretchy="false">≤</mo>
                        <mi>i</mi>
                      </mrow>
                      <mo stretchy="false">≤</mo>
                      <mi>j</mi>
                    </mrow>
                  </munder>
                  <mrow>
                    <mo stretchy="false">(</mo>
                    <mrow>
                      <mi>r</mi>
                      <mrow>
                        <mrow>
                          <mo stretchy="false">(</mo>
                          <mi>i</mi>
                          <mo stretchy="false">)</mo>
                        </mrow>
                        <mo stretchy="false">+</mo>
                        <mi>r</mi>
                      </mrow>
                      <mrow>
                        <mo stretchy="false">(</mo>
                        <mrow>
                          <mi>j</mi>
                          <mi mathvariant="normal">−</mi>
                          <mi>i</mi>
                        </mrow>
                        <mo stretchy="false">)</mo>
                      </mrow>
                    </mrow>
                    <mo stretchy="false">)</mo>
                  </mrow>
                </mrow>
              </mtd>
              <mtd>
                <mrow>
                  <mtext>for </mtext>
                  <mrow>
                    <mi>j</mi>
                    <mo stretchy="false">&gt;</mo>
                    <mn>0</mn>
                  </mrow>
                </mrow>
              </mtd>
            </mtr>
          </mtable>
        </mrow>
      </mrow>
    </mrow>
    <annotation encoding="StarMath 5.0">r(j) = left lbrace matrix{0 # "for " j = 0 ## func max csub{1 leslant i leslant j} (r(i) + r(j - i)) # "for " j &gt; 0} right none  </annotation>
  </semantics>
</math>
</file>

<file path=Object 6/content.xml><?xml version="1.0" encoding="utf-8"?>
<math xmlns="http://www.w3.org/1998/Math/MathML">
  <semantics>
    <mtable>
      <mtr>
        <mtd>
          <mrow>
            <mtext/>
            <mi>T</mi>
            <mrow>
              <mo stretchy="false">(</mo>
              <mi>n</mi>
              <mo stretchy="false">)</mo>
            </mrow>
            <mrow>
              <mi/>
              <mi mathvariant="normal">=</mi>
              <mi/>
            </mrow>
            <mrow>
              <munderover>
                <mi mathvariant="normal">∑</mi>
                <mrow>
                  <mi>j</mi>
                  <mi mathvariant="normal">=</mi>
                  <mn>1</mn>
                </mrow>
                <mi>n</mi>
              </munderover>
              <mrow>
                <munderover>
                  <mi mathvariant="normal">∑</mi>
                  <mrow>
                    <mi>i</mi>
                    <mi mathvariant="normal">=</mi>
                    <mn>1</mn>
                  </mrow>
                  <mi>j</mi>
                </munderover>
                <mi>c</mi>
              </mrow>
            </mrow>
          </mrow>
        </mtd>
      </mtr>
      <mtr>
        <mtd/>
      </mtr>
      <mtr>
        <mtd>
          <mrow>
            <mtext/>
            <mphantom>
              <mstyle>
                <mrow>
                  <mrow>
                    <mi>T</mi>
                    <mrow>
                      <mo stretchy="false">(</mo>
                      <mi>n</mi>
                      <mo stretchy="false">)</mo>
                    </mrow>
                  </mrow>
                </mrow>
              </mstyle>
            </mphantom>
            <mrow>
              <mi/>
              <mi mathvariant="normal">=</mi>
              <mi/>
            </mrow>
            <mi>c</mi>
            <mrow>
              <munderover>
                <mi mathvariant="normal">∑</mi>
                <mrow>
                  <mi>j</mi>
                  <mi mathvariant="normal">=</mi>
                  <mn>1</mn>
                </mrow>
                <mi>n</mi>
              </munderover>
              <mi>j</mi>
            </mrow>
          </mrow>
        </mtd>
      </mtr>
      <mtr>
        <mtd/>
      </mtr>
      <mtr>
        <mtd>
          <mrow>
            <mtext/>
            <mphantom>
              <mstyle>
                <mrow>
                  <mrow>
                    <mi>T</mi>
                    <mrow>
                      <mo stretchy="false">(</mo>
                      <mi>n</mi>
                      <mo stretchy="false">)</mo>
                    </mrow>
                  </mrow>
                </mrow>
              </mstyle>
            </mphantom>
            <mrow>
              <mi/>
              <mi mathvariant="normal">=</mi>
              <mi/>
            </mrow>
            <mi>c</mi>
            <mfrac>
              <mrow>
                <mi>n</mi>
                <mrow>
                  <mo stretchy="false">(</mo>
                  <mrow>
                    <mi>n</mi>
                    <mo stretchy="false">+</mo>
                    <mn>1</mn>
                  </mrow>
                  <mo stretchy="false">)</mo>
                </mrow>
              </mrow>
              <mn>2</mn>
            </mfrac>
          </mrow>
        </mtd>
      </mtr>
      <mtr>
        <mtd/>
      </mtr>
      <mtr>
        <mtd>
          <mrow>
            <mtext/>
            <mphantom>
              <mstyle>
                <mrow>
                  <mrow>
                    <mi>T</mi>
                    <mrow>
                      <mo stretchy="false">(</mo>
                      <mi>n</mi>
                      <mo stretchy="false">)</mo>
                    </mrow>
                  </mrow>
                </mrow>
              </mstyle>
            </mphantom>
            <mrow>
              <mi/>
              <mi mathvariant="normal">=</mi>
              <mi/>
            </mrow>
            <mi>O</mi>
            <mrow>
              <mo stretchy="false">(</mo>
              <msup>
                <mi>n</mi>
                <mn>2</mn>
              </msup>
              <mo stretchy="false">)</mo>
            </mrow>
          </mrow>
        </mtd>
      </mtr>
    </mtable>
    <annotation encoding="StarMath 5.0">""T(n) ` = ` sum from {j=1} to {n} sum from {i=1} to {j} c newline newline
""phantom{T(n)} ` = ` c sum from {j=1} to {n} j newline newline
""phantom{T(n)} ` = ` c {n(n+1)} over {2} newline newline
""phantom{T(n)} ` = ` O(n^{2})
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sub>
              <mi>r</mi>
              <mn>1</mn>
            </msub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sub>
                    <mi>p</mi>
                    <mn>1</mn>
                  </msub>
                  <mo stretchy="false">+</mo>
                  <msub>
                    <mi>r</mi>
                    <mrow>
                      <mn>1</mn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sub>
                    <mi>p</mi>
                    <mn>1</mn>
                  </msub>
                  <mo stretchy="false">+</mo>
                  <msub>
                    <mi>r</mi>
                    <mn>0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phantom>
              <msub>
                <mi>r</mi>
                <mn>1</mn>
              </msub>
            </mphantom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n>3</mn>
                  <mo stretchy="false">+</mo>
                  <mn>0</mn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3</mn>
            <mspace width="6em"/>
            <msub>
              <mi>s</mi>
              <mn>1</mn>
            </msub>
            <mrow>
              <mspace width="0.5em"/>
              <mo stretchy="false">=</mo>
              <mspace width="0.5em"/>
            </mrow>
            <mn>1</mn>
          </mrow>
        </mtd>
      </mtr>
    </mtable>
    <annotation encoding="StarMath 5.0">""r_{1} ` = ` func max(p_{1}+r_{1-1}) ` = ` func max(p_{1}+r_{0}) newline newline
""phantom{r_{1}} ` = ` func max(3 + 0) ` = ` 3 ~~~ s_{1} ` = ` 1
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sub>
              <mi>r</mi>
              <mn>2</mn>
            </msub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row>
                        <mn>2</mn>
                        <mo stretchy="false">−</mo>
                        <mn>1</mn>
                      </mrow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row>
                        <mn>2</mn>
                        <mo stretchy="false">−</mo>
                        <mn>2</mn>
                      </mrow>
                    </msub>
                  </mrow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n>1</mn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n>0</mn>
                    </msub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phantom>
              <msub>
                <mi>r</mi>
                <mn>2</mn>
              </msub>
            </mphantom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n>3</mn>
                  <mo stretchy="false">+</mo>
                  <mn>3,5</mn>
                  <mo stretchy="false">+</mo>
                  <mn>0</mn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6</mn>
            <mspace width="6em"/>
            <msub>
              <mi>s</mi>
              <mn>2</mn>
            </msub>
            <mrow>
              <mspace width="0.5em"/>
              <mo stretchy="false">=</mo>
              <mspace width="0.5em"/>
            </mrow>
            <mn>1</mn>
          </mrow>
        </mtd>
      </mtr>
    </mtable>
    <annotation encoding="StarMath 5.0">""r_{2} ` = ` func max(p_{1}+r_{2-1},p_{2} + r_{2-2}) ` = ` func max(p_{1}+r_{1},p_{2} + r_{0}) newline newline
""phantom{r_{2}} ` = ` func max(3+3,5 + 0) ` = ` 6 ~~~ s_{2} ` = ` 1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sub>
              <mi>r</mi>
              <mn>3</mn>
            </msub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row>
                        <mn>3</mn>
                        <mo stretchy="false">−</mo>
                        <mn>1</mn>
                      </mrow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row>
                        <mn>3</mn>
                        <mo stretchy="false">−</mo>
                        <mn>2</mn>
                      </mrow>
                    </msub>
                  </mrow>
                  <mi>,</mi>
                  <mrow>
                    <msub>
                      <mi>p</mi>
                      <mn>3</mn>
                    </msub>
                    <mo stretchy="false">+</mo>
                    <msub>
                      <mi>r</mi>
                      <mrow>
                        <mn>3</mn>
                        <mo stretchy="false">−</mo>
                        <mn>3</mn>
                      </mrow>
                    </msub>
                  </mrow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row>
                    <msub>
                      <mi>p</mi>
                      <mn>1</mn>
                    </msub>
                    <mo stretchy="false">+</mo>
                    <msub>
                      <mi>r</mi>
                      <mn>2</mn>
                    </msub>
                  </mrow>
                  <mi>,</mi>
                  <mrow>
                    <msub>
                      <mi>p</mi>
                      <mn>2</mn>
                    </msub>
                    <mo stretchy="false">+</mo>
                    <msub>
                      <mi>r</mi>
                      <mn>1</mn>
                    </msub>
                  </mrow>
                  <mi>,</mi>
                  <mrow>
                    <msub>
                      <mi>p</mi>
                      <mn>3</mn>
                    </msub>
                    <mo stretchy="false">+</mo>
                    <msub>
                      <mi>r</mi>
                      <mn>0</mn>
                    </msub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phantom>
              <msub>
                <mi>r</mi>
                <mn>3</mn>
              </msub>
            </mphantom>
            <mrow>
              <mspace width="0.5em"/>
              <mo stretchy="false">=</mo>
              <mspace width="0.5em"/>
            </mrow>
            <mi>max</mi>
            <mrow>
              <mo fence="true" stretchy="false">(</mo>
              <mrow>
                <mrow>
                  <mn>3</mn>
                  <mo stretchy="false">+</mo>
                  <mn>6,6</mn>
                  <mo stretchy="false">+</mo>
                  <mn>3,10</mn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10</mn>
            <mspace width="6em"/>
            <msub>
              <mi>s</mi>
              <mn>3</mn>
            </msub>
            <mrow>
              <mspace width="0.5em"/>
              <mo stretchy="false">=</mo>
              <mspace width="0.5em"/>
            </mrow>
            <mn>3</mn>
          </mrow>
        </mtd>
      </mtr>
    </mtable>
    <annotation encoding="StarMath 5.0">""r_{3} ` = ` func max(p_{1} + r_{3-1},p_{2} + r_{3-2},p_{3} + r_{3-3}) ` = ` func max(p_{1} + r_{2},p_{2}+r_{1},p_{3}+r_{0}) newline newline
""phantom{r_{3}} ` = ` func max(3 + 6,6 + 3,10) ` = ` 10 ~~~ s_{3} ` = ` 3</annotation>
  </semantics>
</math>
</file>